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Times New Roman" fo:font-size="12.0pt"/>
    </style:style>
    <style:style style:name="P2" style:family="paragraph" style:parent-style-name="Standard">
      <style:text-properties style:font-name="Times New Roman"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
      <text:p text:style-name="P2"><text:span text:style-name="T1">Jummy</text:span></text:p>
      <text:p text:style-name="P2"/>
      <text:p text:style-name="P2">The Restaurant</text:p>
      <text:p text:style-name="P2"/>
      <text:p text:style-name="P2">Menu</text:p>
      <text:p text:style-name="P2"/>
      <text:p text:style-name="P2">Good Taste</text:p>
      <text:p text:style-name="P2"/>
      <text:p text:style-name="P2">Events</text:p>
      <text:p text:style-name="P2"/>
      <text:p text:style-name="P2">Whats going on</text:p>
      <text:p text:style-name="P2"/>
      <text:p text:style-name="P2">Contact</text:p>
      <text:p text:style-name="P2"/>
      <text:p text:style-name="P2">Get in touch</text:p>
      <text:p text:style-name="P2"/>
      <text:p text:style-name="P2"/>
      <text:p text:style-name="P2">Flavours</text:p>
      <text:p text:style-name="P2"/>
      <text:p text:style-name="P2">In vulputate velit esse molestie consequat, vel illum dolore eu feugiat nulla facilisis at vero eros et accumsan et iusto odio dignissim qui blandit praesent luptatum zzril delenit augue duis dolore te feugait nulla facilisi. </text:p>
      <text:p text:style-name="P2"/>
      <text:p text:style-name="P2">Discover our food </text:p>
      <text:p text:style-name="P2"/>
      <text:p text:style-name="P2"/>
      <text:p text:style-name="P2"/>
      <text:p text:style-name="P2">Vegetarian</text:p>
      <text:p text:style-name="P2"/>
      <text:p text:style-name="P2">In vulputate velit esse molestie consequat, vel illum dolore eu feugiat nulla facilisis at vero eros et accumsan et iusto odio dignissim qui blandit praesent luptatum zzril delenit augue duis dolore te feugait nulla facilisi. </text:p>
      <text:p text:style-name="P2"/>
      <text:p text:style-name="P2">Discover our food </text:p>
      <text:p text:style-name="P2"/>
      <text:p text:style-name="P2"/>
      <text:p text:style-name="P2"/>
      <text:p text:style-name="P2">Takeaway</text:p>
      <text:p text:style-name="P2"/>
      <text:p text:style-name="P2">In vulputate velit esse molestie consequat, vel illum dolore eu feugiat nulla facilisis at vero eros et accumsan et iusto odio dignissim qui blandit praesent luptatum zzril delenit augue duis dolore te feugait nulla facilisi. </text:p>
      <text:p text:style-name="P2"/>
      <text:p text:style-name="P2">Discover our food </text:p>
      <text:p text:style-name="P2"/>
      <text:p text:style-name="P2"/>
      <text:p text:style-name="P2"/>
      <text:p text:style-name="P2">© 2011 - 2012 by Jummy - The Tasty Restaurant</text:p>
      <text:p text:style-name="P2"/>
      <text:p text:style-name="P2"/>
      <text:p text:style-name="P2"/>
      <text:p text:style-name="P2"/>
      <text:p text:style-name="P2">Appetizer</text:p>
      <text:p text:style-name="P2"/>
      <text:p text:style-name="P2">In vulputate velit esse molestie consequat, vel illum dolore eu feugiat nulla facilisis at vero eros et accumsan et iusto odio dignissim qui blandit praesent luptatum zzril delenit augue duis dolore te feugait nulla facilisi. </text:p>
      <text:p text:style-name="P2"/>
      <text:p text:style-name="P2">Discover our appetizer</text:p>
      <text:p text:style-name="P2"/>
      <text:p text:style-name="P2"/>
      <text:p text:style-name="P2"/>
      <text:p text:style-name="P2"/>
      <text:p text:style-name="P2">Salads</text:p>
      <text:p text:style-name="P2"/>
      <text:p text:style-name="P2">In vulputate velit esse molestie consequat, vel illum dolore eu feugiat nulla facilisis at vero eros et accumsan et iusto odio dignissim qui blandit praesent luptatum zzril delenit augue duis dolore te feugait nulla facilisi. </text:p>
      <text:p text:style-name="P2"/>
      <text:p text:style-name="P2">Discover our salads </text:p>
      <text:p text:style-name="P2"/>
      <text:p text:style-name="P2"/>
      <text:p text:style-name="P2">Main Dish</text:p>
      <text:p text:style-name="P2"/>
      <text:p text:style-name="P2">In vulputate velit esse molestie consequat, vel illum dolore eu feugiat nulla facilisis at vero eros et accumsan et iusto odio dignissim qui blandit praesent luptatum zzril delenit augue duis dolore te feugait nulla facilisi. </text:p>
      <text:p text:style-name="P2"/>
      <text:p text:style-name="P2">Discover our main dish</text:p>
      <text:p text:style-name="P2"/>
      <text:p text:style-name="P2"/>
      <text:p text:style-name="P2">Dessert</text:p>
      <text:p text:style-name="P2"/>
      <text:p text:style-name="P2">In vulputate velit esse molestie consequat, vel illum dolore eu feugiat nulla facilisis at vero eros et accumsan et iusto odio dignissim qui blandit praesent luptatum zzril delenit augue duis dolore te feugait nulla facilisi. </text:p>
      <text:p text:style-name="P2"/>
      <text:p text:style-name="P2">Discover our dessert </text:p>
      <text:p text:style-name="P2"/>
      <text:p text:style-name="P2"/>
      <text:p text:style-name="P2"/>
      <text:p text:style-name="P2"/>
      <text:p text:style-name="P2"/>
      <text:p text:style-name="P2">Hands on cooking</text:p>
      <text:p text:style-name="P2"/>
      <text:p text:style-name="P2">In vulputate velit esse molestie consequat, vel illum dolore eu feugiat nulla facilisis at vero eros et accumsan et iusto odio dignissim qui blandit praesent luptatum zzril delenit augue duis dolore te feugait nulla facilisi.</text:p>
      <text:p text:style-name="P2"/>
      <text:p text:style-name="P2">Event starts</text:p>
      <text:p text:style-name="P2"/>
      <text:p text:style-name="P2">Monday 04.05.2012 10:00 - 12:00</text:p>
      <text:p text:style-name="P2"/>
      <text:p text:style-name="P2"/>
      <text:p text:style-name="P2">Hands on cooking</text:p>
      <text:p text:style-name="P2"/>
      <text:p text:style-name="P2">In vulputate velit esse molestie consequat, vel illum dolore eu feugiat nulla facilisis at vero eros et accumsan et iusto odio dignissim qui blandit praesent luptatum zzril delenit augue duis dolore te feugait nulla facilisi.</text:p>
      <text:p text:style-name="P2"/>
      <text:p text:style-name="P2"/>
      <text:p text:style-name="P2"/>
      <text:p text:style-name="P2">Hands on cooking</text:p>
      <text:p text:style-name="P2"/>
      <text:p text:style-name="P2">In vulputate velit esse molestie consequat, vel illum dolore eu feugiat nulla facilisis at vero eros et accumsan et iusto odio dignissim qui blandit praesent luptatum zzril delenit augue duis dolore te feugait nulla facilisi.</text:p>
      <text:p text:style-name="P2"/>
      <text:p text:style-name="P2"/>
      <text:p text:style-name="P2">Take a close look</text:p>
      <text:p text:style-name="P2"/>
      <text:p text:style-name="P2">In vulputate velit esse molestie consequat, vel illum dolore eu feugiat nulla facilisis at vero eros et accumsan et iusto odio dignissim qui blandit praesent luptatum zzril delenit augue duis dolore te feugait nulla facilisi.</text:p>
      <text:p text:style-name="P2"/>
      <text:p text:style-name="P2"/>
      <text:p text:style-name="P2">Hands on cooking</text:p>
      <text:p text:style-name="P2"/>
      <text:p text:style-name="P2">In vulputate velit esse molestie consequat, vel illum dolore eu feugiat nulla facilisis at vero eros et accumsan et iusto odio dignissim qui blandit praesent luptatum zzril delenit augue duis dolore te feugait nulla facilisi.</text:p>
      <text:p text:style-name="P2"/>
      <text:p text:style-name="P2"/>
      <text:p text:style-name="P2"/>
      <text:p text:style-name="P2"/>
      <text:p text:style-name="P2">Salad No.1</text:p>
      <text:p text:style-name="P2"/>
      <text:p text:style-name="P2">In vulputate velit esse molestie consequat, vel illum dolore eu feugiat nulla facilisis at vero eros et accumsan et iusto odio dignissim qui blandit praesent luptatum zzril delenit augue duis dolore te feugait nulla facilisi. </text:p>
      <text:p text:style-name="P2"/>
      <text:p text:style-name="P2">Price: 9,90€ </text:p>
      <text:p text:style-name="P2"/>
      <text:p text:style-name="P2"/>
      <text:p text:style-name="P2">Salad No.2</text:p>
      <text:p text:style-name="P2"/>
      <text:p text:style-name="P2">In vulputate velit esse molestie consequat, vel illum dolore eu feugiat nulla facilisis at vero eros et accumsan et iusto odio dignissim qui blandit praesent luptatum zzril delenit augue duis dolore te feugait nulla facilisi. </text:p>
      <text:p text:style-name="P2"/>
      <text:p text:style-name="P2">Price: 11,90€</text:p>
      <text:p text:style-name="P2"/>
      <text:p text:style-name="P2"/>
      <text:p text:style-name="P2">Salad No.3</text:p>
      <text:p text:style-name="P2"/>
      <text:p text:style-name="P2">In vulputate velit esse molestie consequat, vel illum dolore eu feugiat nulla facilisis at vero eros et accumsan et iusto odio dignissim qui blandit praesent luptatum zzril delenit augue duis dolore te feugait nulla facilisi. </text:p>
      <text:p text:style-name="P2"/>
      <text:p text:style-name="P2">Price: 10,90€ </text:p>
      <text:p text:style-name="P2"/>
      <text:p text:style-name="P2"/>
      <text:p text:style-name="P2"/>
      <text:p text:style-name="P2">Contact</text:p>
      <text:p text:style-name="P2"/>
      <text:p text:style-name="P2">In vulputate velit esse molestie consequat, vel illum dolore eu feugiat nulla facilisis at vero eros et accumsan et iusto odio dignissim qui blandit praesent luptatum zzril delenit augue duis dolore te feugait nulla facilisi. </text:p>
      <text:p text:style-name="P2"/>
      <text:p text:style-name="P2">info@jummy-restaurant.com </text:p>
      <text:p text:style-name="P2"/>
      <text:p text:style-name="P2">Feel free to send us a request</text:p>
      <text:p text:style-name="P2"/>
      <text:p text:style-name="P2"/>
      <text:p text:style-name="P2">Opening</text:p>
      <text:p text:style-name="P2"/>
      <text:p text:style-name="P2">Monday - Friday 12:00 - 23:00 </text:p>
      <text:p text:style-name="P2">Saturday 12:00 - 01:00 </text:p>
      <text:p text:style-name="P2">Sunday Closed </text:p>
      <text:p text:style-name="P2"/>
      <text:p text:style-name="P2"/>
      <text:p text:style-name="P2"/>
      <text:p text:style-name="P2"/>
      <text:p text:style-name="P2">In vulputate velit esse molestie consequat, vel illum dolore eu feugiat zzril delenit augue duis dolore te feugait nulla facili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3.14</meta:generator>
  </office:meta>
</office:document-meta>
</file>